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471" officeooo:paragraph-rsid="00198471"/>
    </style:style>
    <style:style style:name="T1" style:family="text">
      <style:text-properties fo:font-weight="bold" style:font-weight-asian="bold" style:font-weight-complex="bold"/>
    </style:style>
    <style:style style:name="T2" style:family="text">
      <style:text-properties officeooo:rsid="00162b6c"/>
    </style:style>
    <style:style style:name="T3" style:family="text">
      <style:text-properties officeooo:rsid="0016c7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undlagen 1 – Solares System</text:p>
      <text:p text:style-name="P1">Status: 1. Überarbeitung</text:p>
      <text:p text:style-name="Standard"/>
      <text:p text:style-name="Standard"><text:span text:style-name="T1">Aregaja</text:span> starrte zum Himmel. Der <text:span text:style-name="T1">Kriegsmond</text:span> stand in vollem Rund und verurteilte seine kleine <text:span text:style-name="T1">Schwester</text:span> mit seinem silbernem Licht zu einem Dasein als unscheinbare, rote Sichel knapp über dem Horizont. Doch weder der Kriegsmond noch <text:span text:style-name="T2">die Schwester </text:span>spielten in dieser Nacht die Hauptrolle auf dem weiten Firmament, das sich über Aregajas Magierturm erstreckte. </text:p>
      <text:p text:style-name="Standard">„Er kann nicht massiv sein, nicht wie der Kriegsmond“, murmelte die junge Astronomin. „Wenn er aus demselben Gestein bestehen würde wie der Kriegsmond, würde er die Nacht zum Tage machen.“ </text:p>
      <text:p text:style-name="Standard">Aregaja kratzte sich wenig damenhaft im Schritt. In ihrem Observatorium hatte sie keine Zuschauer außer der alten Fledermaus, die sich einst hierher verirrt hatte und nur überlebte, weil es Aregaja nichts ausmachte jeden Morgen die Guanohäufchen wegzuräumen und sich unter der hohen Glaskuppel stets ausreichend Insekten versammelten.</text:p>
      <text:p text:style-name="Standard">„<text:span text:style-name="T1">Der fahle Wanderer</text:span>“, kritzelte sie gedankenverloren auf einen Zettel. Seit Zeitaltern wurde der riesige Mond, der alle 130 Jahre am Himmel erschien und die große <text:span text:style-name="T1">Flut</text:span> mit sich brachte, so genannt. Aregaja sah ihn heute zum ersten Mal. Er war schon länger da, hatte unendliche Sturm- und Regenwolken vorausgeschickt, hinter denen er sich hatte anschleichen können. Seine Nähe spiegelte sich jedoch nicht nur im unbeständigen Wetter. Aregaja hatte beobachtet, wie sich Tiere zu riesigen Herden zusammenfanden, wie sie begannen, die steilen Wände der <text:soft-page-break/>Hochpässe zu erklimmen, sie hatte Pflanzen wachsen, blühen oder zu abstrakten Gebilden verwelken gesehen. Die Natur reagierte auf den Neuankömmling, seine mysteriöse Kraft setzte ungezählte Mechanismen in Bewegung. Auch unter den Menschen. Die Unruhe, die die Stadt erfasst hatte, war wie ein unhörbares Geräusch, wie Lärm trotz völliger Stille. Sie machte die Menschen hektisch und nachlässig zugleich, löste Feuereifer und Lethargie aus, als würde der fahle Wanderer das Ende der Welt ankündigen. Dabei war sein Erscheinen weder neu noch unerwartet. Er war eine Naturkraft, wie ein reißender Strom – gefährlich und doch bekannt und beherrschbar.</text:p>
      <text:p text:style-name="Standard">Aregaja musste über die Narren schmunzeln. Mangelnde Bildung und Göttinnenfurcht machten sie zu Vieh, das einem uralten und längst unnötigem Instinkt folgte.</text:p>
      <text:p text:style-name="Standard"><text:s/>Sie rieb die Schenkel aneinander. Heute Nacht war der Wanderer endlich zu sehen, ein scharfer Nordwind hatte die Wolken vertrieben, wenn auch sicher nicht für lange. </text:p>
      <text:p text:style-name="Standard">„Fahl“ traf tatsächlich zu. Der fremde Mond war mindestens zehnmal so groß wie der Kriegsmond, der größere der beiden Trabanten, die in ihrem Lauf über den Himmel den Monat und seine Terz markierten. Die Schwester war neben dem Wanderer kaum ein Strich, eine unscheinbare rote Stramme am Himmel.</text:p>
      <text:p text:style-name="Standard">„Er spiegelt nicht“, überlegte Aregaja, „es ist eher, als würde er aus dem Inneren heraus leuchten, wie eine Laterne im Nebel.“</text:p>
      <text:p text:style-name="Standard">Sie tunkte ihren Finger in <text:s/>zerriebene Kohle, verteilte den Ruß geschickt auf der Handfläche und zeichnete eine perfekte Kugel auf das grobe Papier, erneut stippte sie die Fingerspitze in die Schale mit schwarzem Pulver und malte in die blasse Kugel einen Punkt.</text:p>
      <text:p text:style-name="Standard"><text:soft-page-break/>„Es könnte sein. Die ungewöhnliche Lumineszenz spricht dafür. Ein massiver Kern, von einer sein Licht brechenden Wolke umgeben. Aber dann hätte er nicht genügend Masse, um …“ </text:p>
      <text:p text:style-name="Standard">Aregaja stand auf, den Mund leicht geöffnet, als wolle sie das Selbstgespräch gleich wieder fortsetzen, und doch in Erstaunen vor der eigenen Erkenntnis stumm.</text:p>
      <text:p text:style-name="Standard">Sie tastete nach einem Grafitstift, ohne den Blick von dem Schauspiel der drei Monde am Himmel wenden zu können. Mit unruhiger Linie zeichnete sie einen Würfel und die Brechungslinien des durch ihn fallenden dreiphasigen Lichts, dann sprang sie zum Teleskop, sich erneut kräftig kratzend und ihre eigene Dummheit verfluchend.</text:p>
      <text:p text:style-name="Standard">Die Linsen knarrten in ihren Fassungen, während sie versuchte den Rand des fahlen Wanderers scharf zu stellen. Wie erwartet gelang es nicht. Da war kein Rand, zumindest kein scharfer. Sie setzte Filter, öffnete die Blende maximal, mit ihrem mechanischen Teleskop war es schwierig, den Brennpunkt zu finden, dabei war es bereits das neuste Modell. Doch seit MAGIERNAME das Kristallteleskop perfektioniert hatte und es nicht mehr explodierte, war der Anwendungsbereich für klassische Linsenteleskope mit mechanischer Justierung klein geworden.</text:p>
      <text:p text:style-name="Standard"/>
      <text:p text:style-name="Standard"/>
      <text:p text:style-name="Standard">Aregaja merkte kaum, <text:span text:style-name="T3">wie</text:span> sie die Lippen aufeinander presste, als müsse sie Worte und Gedanken in sich einsperren. Eine unbewusste Angewohnheit, die ihr oft genug den Ruf einer verkniffenen Schnepfe eingebracht hatte.</text:p>
      <text:p text:style-name="Standard">Sie war privilegiert, gehörte zu einer Magierfamilie, hatte Macht, auch wenn sie selbst keine Magie beherrschte. </text:p>
      <text:p text:style-name="Standard"><text:soft-page-break/>„Ein seltener Gendefekt“, hatte der Arzt ihren Eltern erklärt und dabei peinlich berührt den Blick gesenkt, als hätte er ein unanständiges Geheimnis ihrer Familie enthüllt.</text:p>
      <text:p text:style-name="Standard">Es war ja auch unanständig. Aregaja krempelte den Rock hoch und kratzte sich mit all der Wut die der Gedanke in ihr auslöste.</text:p>
      <text:p text:style-name="Standard">Es gab nichts Schlimmeres, als ohne magische Begabung geboren zu werden. 96% aller Menschen in der bekannten Welt waren nicht magiebegabt, aber wenn dieser Makel in einer Magierfamilie auftrat, <text:s/>sprossen sofort Gerüchte über Untreue, perverse Praktiken und Degeneration wie die Gänseblümchen im Frühjahr.</text:p>
      <text:p text:style-name="Standard">Dann war sie eben nicht magiebegabt, na und? In ihrer Profession war Aregaja keinen Deut schlechter als ihre magiebagabten Kollegen und wenn sie den Fokus endlich fand, würde sie es ihnen allen beweisen. </text:p>
      <text:p text:style-name="Standard">„Er besteht aus Salz! Aus verdichtetem, luminiszierendem Salz. Ich muss nur den Brechungswinkel in der Staubwolke messen, dann kann ich es beweisen“, murmelte sie, doch ihre Hand zitterte und der Regler rutschte immer wieder unter ihren schweißnassen Fingern weg.</text:p>
      <text:p text:style-name="Standard">Sie griff nach dem Tonbecher, um einen Schluck Wein zur Beruhigung zu nehmen, doch er war leer und sie schleuderte ihn wütend auf den Boden.</text:p>
      <text:p text:style-name="Standard">„Ich kann so nicht arbeiten!“, schrie sie und lehnte sich gegen das riesige Teleskop, das unter ihrem Gewicht nur leicht zur Seite schwang. </text:p>
      <text:p text:style-name="Standard">Schweiß stand auf ihrer erhitzten Stirn und das Jucken war inzwischen schmerzhaft geworden. </text:p>
      <text:p text:style-name="Standard">„Ich werde diesen dummen Stallburschen auspeitschen lassen“, flüsterte sie, und überlegte, wie sie ihre missliche Lage in den Griff bekommen sollte.</text:p>
      <text:p text:style-name="Standard"><text:soft-page-break/>Sie konnte sich eine Droschke rufen und zu ihrer Schwester nach STADTNAME fahren. Für Magier war ein solches Dilemma kaum der Rede wert. Infektionen, Wunden und Knochenbrüche waren magisch-aktiv und konnten von jedem Magier behandelt werden. In kaum einer Stunde wäre sie wieder zurück und könnte ohne widerwärtige Ablenkungen die größte astronomische Entdeckung des Zeitalters belegen.</text:p>
      <text:p text:style-name="Standard">Doch Aregaja sah bereits das spöttische Lächeln ihrer Schwester vor sich, den gönnerhaften Blick und alles in ihr spannte sich an. Das Wetter würde halten. Sie könnte die Messung auch morgen machen. Wie wahrscheinlich war es schon, dass genau in dieser Nacht ein anderer auf den Gedanken kommen würde, dass der Fahle Wanderer ein gewaltiger verdichteter Ball aus magiegeladenem Salz war und die Flut nicht durch seine Gravitation, sondern durch seine magische Wirkung ausgelöst wurde. </text:p>
      <text:p text:style-name="Standard">Sie knirschte mit den Zähnen und krümmte sich erneut, die Schenkel zusammenpressend. Hätte sie das nur vorletzte Nacht genauso gehalten, schalt sie sich selbst. Doch was war, wenn sie sich irrte? Wenn sie die Salzbrechung nicht messen konnte oder es sie einfach nicht gab, weil ihre Theorie allem widersprach, was die Astronomen des letzten Zeitalters berichtet haben. Dann hätte sie sich die größte Blöße ihres Lebens für nichts und wieder nichts gegeben.</text:p>
      <text:p text:style-name="Standard">Aregaja schaute zum Himmel. Die ersten Wolken zogen über den riesigen Mond. Die Chance war eh vert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writing-mode="page"/>
      <style:text-properties style:font-name="DejaVu Serif" fo:font-family="'DejaVu Serif'" style:font-style-name="Book"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0:12:50.687332731</meta:creation-date>
    <dc:date>2017-09-15T10:56:39.204507604</dc:date>
    <meta:editing-duration>PT6H10M46S</meta:editing-duration>
    <meta:editing-cycles>7</meta:editing-cycles>
    <meta:generator>LibreOffice/5.4.0.3$Linux_X86_64 LibreOffice_project/40m0$Build-3</meta:generator>
    <meta:document-statistic meta:table-count="0" meta:image-count="0" meta:object-count="0" meta:page-count="5" meta:paragraph-count="30" meta:word-count="1163" meta:character-count="7684" meta:non-whitespace-character-count="6536"/>
  </office:meta>
</office:document-meta>
</file>